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7.531cm" fo:margin-left="-0.228cm" fo:margin-right="-0.305cm" table:align="margins"/>
    </style:style>
    <style:style style:name="Taula1.A" style:family="table-column">
      <style:table-column-properties style:column-width="2.251cm" style:rel-column-width="8416*"/>
    </style:style>
    <style:style style:name="Taula1.B" style:family="table-column">
      <style:table-column-properties style:column-width="2.674cm" style:rel-column-width="9993*"/>
    </style:style>
    <style:style style:name="Taula1.C" style:family="table-column">
      <style:table-column-properties style:column-width="3.066cm" style:rel-column-width="11457*"/>
    </style:style>
    <style:style style:name="Taula1.D" style:family="table-column">
      <style:table-column-properties style:column-width="3.362cm" style:rel-column-width="12566*"/>
    </style:style>
    <style:style style:name="Taula1.E" style:family="table-column">
      <style:table-column-properties style:column-width="2.939cm" style:rel-column-width="10982*"/>
    </style:style>
    <style:style style:name="Taula1.F" style:family="table-column">
      <style:table-column-properties style:column-width="3.242cm" style:rel-column-width="12121*"/>
    </style:style>
    <style:style style:name="Tau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.F1" style:family="table-cell">
      <style:table-cell-properties fo:padding="0.097cm" fo:border="0.002cm solid #000000"/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B2.5.1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font-name="Courier New" fo:font-weight="normal" style:font-weight-asian="normal" style:font-weight-complex="normal"/>
    </style:style>
    <style:style style:name="P4" style:family="paragraph" style:parent-style-name="Table_20_Contents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/>Mestres del claustre de professors:</text:p>
      <text:p text:style-name="P2"/>
      <text:p text:style-name="P3">Teresa Serra Roig</text:p>
      <text:p text:style-name="P3">Maria Masove Espallargues</text:p>
      <text:p text:style-name="P3">Josep Tristany Rives</text:p>
      <text:p text:style-name="P3">Carme Furest Gestí</text:p>
      <text:p text:style-name="P3">Lluís Muñoz Martínez</text:p>
      <text:p text:style-name="P3">David Lorente Ramos</text:p>
      <text:p text:style-name="P3">Dúnia Sobral Campeny</text:p>
      <text:p text:style-name="P3">Anna Fernández Sánchez</text:p>
      <text:p text:style-name="P3">Astèria Rodríguez Velo</text:p>
      <text:p text:style-name="P3">Mª del Mar Tarradellas Puig</text:p>
      <text:p text:style-name="P3">Cristina Pujades Perales</text:p>
      <text:p text:style-name="P3">Carles Benet Luque</text:p>
      <text:p text:style-name="P3">Guillem Duran Fontana</text:p>
      <text:p text:style-name="P3">Pere Casado Fortuny</text:p>
      <text:p text:style-name="P3">Miquel Castañé Ferrer</text:p>
      <text:p text:style-name="P3">Martí Buch Cruañas</text:p>
      <text:p text:style-name="P3">Antoni Bosch Revilla</text:p>
      <text:p text:style-name="P3">Mª Antònia Solé Fontana.</text:p>
      <text:p text:style-name="P3">Francesc Roca Reina</text:p>
      <text:p text:style-name="P3">Bàrbara Romà Cabot</text:p>
      <text:p text:style-name="P3">Pau Trias Perich</text:p>
      <text:p text:style-name="P3">Mª Isabel Cardona Vilamanya</text:p>
      <text:p text:style-name="P2"/>
      <text:p text:style-name="P1">1.1 <text:s/>Mestres representants al Consell Escolar:</text:p>
      <text:p text:style-name="P2"/>
      <text:p text:style-name="P3">Josep Tristany Rives</text:p>
      <text:p text:style-name="P3">Carme Furest Gestí</text:p>
      <text:p text:style-name="P3">Dúnia Sobral Campeny</text:p>
      <text:p text:style-name="P3">Miquel Castañé Ferrer</text:p>
      <text:p text:style-name="P3">Pau Trias Perich</text:p>
      <text:p text:style-name="P3">Guillem Duran Fontana</text:p>
      <text:p text:style-name="P3"/>
      <text:p text:style-name="P1">1.2 <text:s/>Mestre representant a la Comissió Econòmica:</text:p>
      <text:p text:style-name="P3"/>
      <text:p text:style-name="P3">Miquel Castañé Ferrer</text:p>
      <text:p text:style-name="P3"/>
      <text:p text:style-name="P3">2. <text:s/>Comissions escolars.</text:p>
      <text:p text:style-name="P3"/>
      <text:p text:style-name="P1">2.1 <text:s/>Comissió TIC:</text:p>
      <text:p text:style-name="P3"/>
      <text:p text:style-name="P3">Lluís Muñoz Martínez</text:p>
      <text:p text:style-name="P3">Martí Buch Cruañas</text:p>
      <text:p text:style-name="P3">Carles Benet Luque</text:p>
      <text:p text:style-name="P3">Mª Isabel Cardona Vilamanya</text:p>
      <text:p text:style-name="P3"/>
      <text:p text:style-name="P1">2.2 <text:s/>Comissió de Festes:</text:p>
      <text:p text:style-name="P3"/>
      <text:p text:style-name="P3">Teresa Serra Roig</text:p>
      <text:p text:style-name="P3">Dúnia Sobral Campeny</text:p>
      <text:p text:style-name="P3">Francesc Roca Reina</text:p>
      <text:p text:style-name="P3">Pau Trias Perich</text:p>
      <text:p text:style-name="P3"/>
      <text:p text:style-name="P1">2.3 <text:s/>Comissió de Biblioteca.</text:p>
      <text:p text:style-name="P3"/>
      <text:p text:style-name="P3">Josep Tristany Rives</text:p>
      <text:p text:style-name="P3">Astèria Rodríguez Velo</text:p>
      <text:p text:style-name="P3">Mª Antònia Solé Fontana.</text:p>
      <text:p text:style-name="P3">Miquel Castañé Ferrer</text:p>
      <text:p text:style-name="P3"/>
      <text:p text:style-name="P1">2.4 <text:s/>Aula d'acollida:</text:p>
      <text:p text:style-name="P3"/>
      <text:p text:style-name="P3">Maria Masove Espallargues</text:p>
      <text:p text:style-name="P3">Guillem Duran Fontana</text:p>
      <text:p text:style-name="P3">Pere Casado Fortuny</text:p>
      <text:p text:style-name="P3"/>
      <text:p text:style-name="P1">2.5 <text:s/>Comissió metereològica.</text:p>
      <text:p text:style-name="P3"/>
      <text:p text:style-name="P3">Carme Furest Gestí</text:p>
      <text:p text:style-name="P3">Cristina Pujades Perales</text:p>
      <text:p text:style-name="P3">Mª del Mar Tarradellas Puig</text:p>
      <text:p text:style-name="P3"/>
      <text:p text:style-name="P1">2.6 <text:s/>Comissió de material.</text:p>
      <text:p text:style-name="P3"/>
      <text:p text:style-name="P3">David Lorente Ramos</text:p>
      <text:p text:style-name="P3">Anna Fernández Sánchez</text:p>
      <text:p text:style-name="P3">Antoni Bosch Revilla</text:p>
      <text:p text:style-name="P3">Bàrbara Romà Cabot</text:p>
      <text:p text:style-name="P3"/>
      <text:p text:style-name="P3">3. <text:s/>Repartiment de cursos.</text:p>
      <text:p text:style-name="P3"/>
      <text:p text:style-name="P3">P3: Teresa Serra Roig, Maria Masove Espallargues</text:p>
      <text:p text:style-name="P3">P4: Josep Tristany Rives, Carme Furest Gestí</text:p>
      <text:p text:style-name="P3">P5: Lluís Muñoz Martínez, David Lorente Ramos</text:p>
      <text:p text:style-name="P3">1r: Cristina Pujades Perales, Miquel Castañé Ferrer</text:p>
      <text:p text:style-name="P3">2n: Antoni Bosch Revilla, Pau Trias Perich</text:p>
      <text:p text:style-name="P3">3r: Guillem Duran Fontana</text:p>
      <text:p text:style-name="P3">4t: Mª del Mar Tarradellas Puig</text:p>
      <text:p text:style-name="P3">5è: Astèria Rodríguez Velo</text:p>
      <text:p text:style-name="P3">6è: Mª Antònia Solé Fontana.</text:p>
      <text:p text:style-name="P3">Música: Mª Isabel Cardona Vilamanya</text:p>
      <text:p text:style-name="P3">EE: Francesc Roca Reina</text:p>
      <text:p text:style-name="P3">Directora: Dúnia Sobral Campeny</text:p>
      <text:p text:style-name="P3">Reforç Infantil: Anna Fernández Sánchez</text:p>
      <text:p text:style-name="P3">Ed. Física: Bàrbara Romà Cabot</text:p>
      <text:p text:style-name="P3">Cap d'Estudis: Martí Buch Cruañas</text:p>
      <text:p text:style-name="P3">Religió: Carles Benet Luque</text:p>
      <text:p text:style-name="P3">½ Jornada P5: Pere Casado Fortuny</text:p>
      <text:p text:style-name="P3"/>
      <text:p text:style-name="P3">4. <text:s/>Vigilància de patis:</text:p>
      <text:p text:style-name="P3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4">Dilluns</text:p>
          </table:table-cell>
          <table:table-cell table:style-name="Taula1.A1" office:value-type="string">
            <text:p text:style-name="P4">Dimarts</text:p>
          </table:table-cell>
          <table:table-cell table:style-name="Taula1.A1" office:value-type="string">
            <text:p text:style-name="P4">Dimecres</text:p>
          </table:table-cell>
          <table:table-cell table:style-name="Taula1.A1" office:value-type="string">
            <text:p text:style-name="P4">Dijous</text:p>
          </table:table-cell>
          <table:table-cell table:style-name="Taula1.F1" office:value-type="string">
            <text:p text:style-name="P4">Divendres</text:p>
          </table:table-cell>
        </table:table-row>
        <table:table-row>
          <table:table-cell table:style-name="Taula1.A2" office:value-type="string">
            <text:p text:style-name="P4">Infantil</text:p>
          </table:table-cell>
          <table:table-cell table:number-columns-spanned="5">
            <table:table table:is-sub-table="true">
              <table:table-column table:style-name="Taula1.B"/>
              <table:table-column table:style-name="Taula1.C"/>
              <table:table-column table:style-name="Taula1.D"/>
              <table:table-column table:style-name="Taula1.E"/>
              <table:table-column table:style-name="Taula1.F"/>
              <table:table-row>
                <table:table-cell table:style-name="Taula1.A2" office:value-type="string">
                  <text:p text:style-name="P3">Teresa Serra Roig</text:p>
                </table:table-cell>
                <table:table-cell table:style-name="Taula1.A2" office:value-type="string">
                  <text:p text:style-name="P3">Lluís Muñoz Martínez</text:p>
                </table:table-cell>
                <table:table-cell table:style-name="Taula1.A2" office:value-type="string">
                  <text:p text:style-name="P3">Maria Masove Espallargues</text:p>
                </table:table-cell>
                <table:table-cell table:style-name="Taula1.A2" office:value-type="string">
                  <text:p text:style-name="P3">David Lorente Ramos</text:p>
                </table:table-cell>
                <table:table-cell table:style-name="Taula1.B2.5.1" office:value-type="string">
                  <text:p text:style-name="P3">Josep Tristany Rives</text:p>
                </table:table-cell>
              </table:table-row>
              <table:table-row>
                <table:table-cell table:style-name="Taula1.A2" office:value-type="string">
                  <text:p text:style-name="P3">Carme Furest Gestí</text:p>
                </table:table-cell>
                <table:table-cell table:style-name="Taula1.A2" office:value-type="string">
                  <text:p text:style-name="P3">David Lorente Ramos</text:p>
                </table:table-cell>
                <table:table-cell table:style-name="Taula1.A2" office:value-type="string">
                  <text:p text:style-name="P3">Josep Tristany Rives</text:p>
                </table:table-cell>
                <table:table-cell table:style-name="Taula1.A2" office:value-type="string">
                  <text:p text:style-name="P3">Teresa Serra Roig</text:p>
                </table:table-cell>
                <table:table-cell table:style-name="Taula1.B2.5.1" office:value-type="string">
                  <text:p text:style-name="P3">Maria Masove Espallargues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.A2" office:value-type="string">
            <text:p text:style-name="P4">CI</text:p>
          </table:table-cell>
          <table:table-cell table:number-columns-spanned="5">
            <table:table table:is-sub-table="true">
              <table:table-column table:style-name="Taula1.B"/>
              <table:table-column table:style-name="Taula1.C"/>
              <table:table-column table:style-name="Taula1.D"/>
              <table:table-column table:style-name="Taula1.E"/>
              <table:table-column table:style-name="Taula1.F"/>
              <table:table-row>
                <table:table-cell table:style-name="Taula1.A2" office:value-type="string">
                  <text:p text:style-name="P3">Cristina Pujades Perales</text:p>
                </table:table-cell>
                <table:table-cell table:style-name="Taula1.A2" office:value-type="string">
                  <text:p text:style-name="P3">Miquel Castañé Ferrer</text:p>
                </table:table-cell>
                <table:table-cell table:style-name="Taula1.A2" office:value-type="string">
                  <text:p text:style-name="P3">Antoni Bosch Revilla</text:p>
                </table:table-cell>
                <table:table-cell table:style-name="Taula1.A2" office:value-type="string">
                  <text:p text:style-name="P3">Pau Trias Perich</text:p>
                </table:table-cell>
                <table:table-cell table:style-name="Taula1.B2.5.1" office:value-type="string">
                  <text:p text:style-name="P3">Mª Isabel Cardona Vilamanya</text:p>
                </table:table-cell>
              </table:table-row>
              <table:table-row>
                <table:table-cell table:style-name="Taula1.A2" office:value-type="string">
                  <text:p text:style-name="P3">Francesc Roca Reina</text:p>
                </table:table-cell>
                <table:table-cell table:style-name="Taula1.A2" office:value-type="string">
                  <text:p text:style-name="P3">Mª Isabel Cardona Vilamanya</text:p>
                </table:table-cell>
                <table:table-cell table:style-name="Taula1.A2" office:value-type="string">
                  <text:p text:style-name="P3">Cristina Pujades Perales</text:p>
                </table:table-cell>
                <table:table-cell table:style-name="Taula1.A2" office:value-type="string">
                  <text:p text:style-name="P3">Miquel Castañé Ferrer</text:p>
                </table:table-cell>
                <table:table-cell table:style-name="Taula1.B2.5.1" office:value-type="string">
                  <text:p text:style-name="P3">Antoni Bosch Revilla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.A2" office:value-type="string">
            <text:p text:style-name="P4">CM i CS</text:p>
          </table:table-cell>
          <table:table-cell table:number-columns-spanned="5">
            <table:table table:is-sub-table="true">
              <table:table-column table:style-name="Taula1.B"/>
              <table:table-column table:style-name="Taula1.C"/>
              <table:table-column table:style-name="Taula1.D"/>
              <table:table-column table:style-name="Taula1.E"/>
              <table:table-column table:style-name="Taula1.F"/>
              <table:table-row>
                <table:table-cell table:style-name="Taula1.A2" office:value-type="string">
                  <text:p text:style-name="P3">Guillem Duran Fontana</text:p>
                </table:table-cell>
                <table:table-cell table:style-name="Taula1.A2" office:value-type="string">
                  <text:p text:style-name="P3">Mª del Mar Tarradellas Puig</text:p>
                </table:table-cell>
                <table:table-cell table:style-name="Taula1.A2" office:value-type="string">
                  <text:p text:style-name="P3">Astèria Rodríguez Velo</text:p>
                </table:table-cell>
                <table:table-cell table:style-name="Taula1.A2" office:value-type="string">
                  <text:p text:style-name="P3">Mª Antònia Solé Fontana</text:p>
                </table:table-cell>
                <table:table-cell table:style-name="Taula1.B2.5.1" office:value-type="string">
                  <text:p text:style-name="P3">Bàrbara Romà Cabot</text:p>
                </table:table-cell>
              </table:table-row>
              <table:table-row>
                <table:table-cell table:style-name="Taula1.A2" office:value-type="string">
                  <text:p text:style-name="P3">Mª Antònia Solé Fontana</text:p>
                </table:table-cell>
                <table:table-cell table:style-name="Taula1.A2" office:value-type="string">
                  <text:p text:style-name="P3">Bàrbara Romà Cabot</text:p>
                </table:table-cell>
                <table:table-cell table:style-name="Taula1.A2" office:value-type="string">
                  <text:p text:style-name="P3">Guillem Duran Fontana</text:p>
                </table:table-cell>
                <table:table-cell table:style-name="Taula1.A2" office:value-type="string">
                  <text:p text:style-name="P3">Astèria Rodríguez Velo</text:p>
                </table:table-cell>
                <table:table-cell table:style-name="Taula1.B2.5.1" office:value-type="string">
                  <text:p text:style-name="P3">Mª del Mar Tarradellas Puig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Furest&amp;Serra</meta:initial-creator>
    <meta:creation-date>2007-02-21T20:28:16</meta:creation-date>
    <dc:creator>Furest&amp;Serra</dc:creator>
    <dc:date>2007-02-22T19:13:05</dc:date>
    <dc:language>ca-ES</dc:language>
    <meta:editing-cycles>26</meta:editing-cycles>
    <meta:editing-duration>PT59M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118" meta:word-count="412" meta:character-count="2686"/>
  </office:meta>
</office:document-meta>
</file>